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EEE" table:style-name="ta1">
        <table:shapes>
          <draw:frame draw:z-index="0" draw:style-name="gr1" draw:text-style-name="P1" svg:width="159.99mm" svg:height="89.99mm" svg:x="86.65mm" svg:y="4.99mm">
            <loext:p draw:notify-on-update-of-ranges="IEEE.A2:IEEE.A13 IEEE.B1:IEEE.B1 IEEE.B2:IEEE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M" table:style-name="ta1">
        <table:shapes>
          <draw:frame draw:z-index="0" draw:style-name="gr1" draw:text-style-name="P1" svg:width="207.7mm" svg:height="106.58mm" svg:x="77.01mm" svg:y="5.51mm">
            <loext:p draw:notify-on-update-of-ranges="ACM.A2:ACM.A18 ACM.B1:ACM.B1 ACM.B2:ACM.B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Result"/>
        <table:table-row table:style-name="ro1"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IEEE.A1:IEEE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8:56:09.3735171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6:53:13.794033984</meta:creation-date>
    <dc:date>2016-03-14T19:02:42.948785668</dc:date>
    <meta:editing-duration>PT4H20M4S</meta:editing-duration>
    <meta:editing-cycles>4</meta:editing-cycles>
    <meta:generator>LibreOffice/5.0.5.2$Linux_X86_64 LibreOffice_project/00m0$Build-2</meta:generator>
    <meta:document-statistic meta:table-count="2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1cm" svg:y="0.316cm" chart:style-name="ch2">
          <text:p>Total de Artigos por Ano - IEEE</text:p>
        </chart:title>
        <chart:plot-area chart:style-name="ch3" table:cell-range-address="IEEE.A1:IEEE.B13" chart:data-source-has-labels="both" svg:x="0.32cm" svg:y="1.301cm" svg:width="15.36cm" svg:height="7.519cm">
          <chartooo:coordinate-region svg:x="0.941cm" svg:y="1.5cm" svg:width="14.739cm" svg:height="6.673cm"/>
          <chart:axis chart:dimension="x" chart:name="primary-x" chart:style-name="ch4" chartooo:axis-type="auto">
            <chartooo:date-scale/>
            <chart:categories table:cell-range-address="IEEE.A2:IEEE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IEEE.B2:IEEE.B13" chart:label-cell-address="IEEE.B1:IEEE.B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IEEE.B1:IEEE.B1</svg:desc>
                </draw:g>
              </table:table-cell>
            </table:table-row>
          </table:table-header-rows>
          <table:table-rows>
            <table:table-row>
              <table:table-cell office:value-type="float" office:value="1998">
                <text:p>2000</text:p>
                <draw:g>
                  <svg:desc>IEEE.A2:IEEE.A13</svg:desc>
                </draw:g>
              </table:table-cell>
              <table:table-cell office:value-type="float" office:value="1">
                <text:p>1</text:p>
                <draw:g>
                  <svg:desc>IEEE.B2:IEEE.B13</svg:desc>
                </draw:g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71cm" svg:height="10.659cm" xlink:href=".." xlink:type="simple" chart:class="chart:bar" chart:style-name="ch1">
        <chart:title svg:x="7.272cm" svg:y="0.349cm" chart:style-name="ch2">
          <text:p>Total de Artigos por Ano - ACM</text:p>
        </chart:title>
        <chart:plot-area chart:style-name="ch3" table:cell-range-address="ACM.A1:ACM.B18" chart:data-source-has-labels="both" svg:x="0.415cm" svg:y="1.367cm" svg:width="19.941cm" svg:height="9.079cm">
          <chartooo:coordinate-region svg:x="1.036cm" svg:y="1.566cm" svg:width="19.32cm" svg:height="8.233cm"/>
          <chart:axis chart:dimension="x" chart:name="primary-x" chart:style-name="ch4" chartooo:axis-type="auto">
            <chartooo:date-scale/>
            <chart:categories table:cell-range-address="ACM.A2:ACM.A1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CM.B2:ACM.B18" chart:label-cell-address="ACM.B1:ACM.B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ACM.B1:ACM.B1</svg:desc>
                </draw:g>
              </table:table-cell>
            </table:table-row>
          </table:table-header-rows>
          <table:table-rows>
            <table:table-row>
              <table:table-cell office:value-type="float" office:value="1981">
                <text:p>1980</text:p>
                <draw:g>
                  <svg:desc>ACM.A2:ACM.A18</svg:desc>
                </draw:g>
              </table:table-cell>
              <table:table-cell office:value-type="float" office:value="1">
                <text:p>1</text:p>
                <draw:g>
                  <svg:desc>ACM.B2:ACM.B18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